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float" office:value="339" calcext:value-type="float">
            <text:p>339</text:p>
          </table:table-cell>
          <table:table-cell office:value-type="float" office:value="573" calcext:value-type="float">
            <text:p>573</text:p>
          </table:table-cell>
          <table:table-cell office:value-type="float" office:value="456" calcext:value-type="float">
            <text:p>456</text:p>
          </table:table-cell>
          <table:table-cell office:value-type="float" office:value="383" calcext:value-type="float">
            <text:p>383</text:p>
          </table:table-cell>
          <table:table-cell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ta1</text:p>
          </table:table-cell>
          <table:table-cell office:value-type="float" office:value="0.013662003" calcext:value-type="float">
            <text:p>0.013662003</text:p>
          </table:table-cell>
          <table:table-cell/>
          <table:table-cell office:value-type="string" calcext:value-type="string">
            <text:p>beta1std</text:p>
          </table:table-cell>
          <table:table-cell office:value-type="float" office:value="0.0014335747" calcext:value-type="float">
            <text:p>0.0014335747</text:p>
          </table:table-cell>
          <table:table-cell office:value-type="string" calcext:value-type="string">
            <text:p>beta</text:p>
          </table:table-cell>
          <table:table-cell table:formula="of:=[.B3]" office:value-type="float" office:value="0.013662003" calcext:value-type="float">
            <text:p>0.013662003</text:p>
          </table:table-cell>
          <table:table-cell table:formula="of:=[.B7]" office:value-type="float" office:value="0.02729623" calcext:value-type="float">
            <text:p>0.02729623</text:p>
          </table:table-cell>
          <table:table-cell table:formula="of:=[.B11]" office:value-type="float" office:value="0.032971537" calcext:value-type="float">
            <text:p>0.032971537</text:p>
          </table:table-cell>
          <table:table-cell table:formula="of:=[.B17]" office:value-type="float" office:value="0.029492885" calcext:value-type="float">
            <text:p>0.029492885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$\beta$</text:p>
          </table:table-cell>
          <table:table-cell table:formula="of:=&quot;&amp; $&quot;&amp;ROUND([.G3];3)&amp;&quot;^{&quot;&amp;[.K3]&amp;&quot;}&quot;&amp;&quot;(&quot;&amp;ROUND([.G7];4)&amp;&quot;)$&quot;" office:value-type="string" office:string-value="&amp; $0.014^{***}(0.0014)$" calcext:value-type="string">
            <text:p>&amp; $0.014^{***}(0.0014)$</text:p>
          </table:table-cell>
          <table:table-cell table:formula="of:=&quot;&amp; $&quot;&amp;ROUND([.H3];3)&amp;&quot;^{&quot;&amp;[.L3]&amp;&quot;}&quot;&amp;&quot;(&quot;&amp;ROUND([.H7];4)&amp;&quot;)$&quot;" office:value-type="string" office:string-value="&amp; $0.027^{***}(0.0022)$" calcext:value-type="string">
            <text:p>&amp; $0.027^{***}(0.0022)$</text:p>
          </table:table-cell>
          <table:table-cell table:formula="of:=&quot;&amp; $&quot;&amp;ROUND([.I3];3)&amp;&quot;^{&quot;&amp;[.M3]&amp;&quot;}&quot;&amp;&quot;(&quot;&amp;ROUND([.I7];4)&amp;&quot;)$&quot;" office:value-type="string" office:string-value="&amp; $0.033^{***}(0.0015)$" calcext:value-type="string">
            <text:p>&amp; $0.033^{***}(0.0015)$</text:p>
          </table:table-cell>
          <table:table-cell table:formula="of:=&quot;&amp; $&quot;&amp;ROUND([.J3];3)&amp;&quot;^{&quot;&amp;[.N3]&amp;&quot;}&quot;&amp;&quot;(&quot;&amp;ROUND([.J7];4)&amp;&quot;)$&quot;" office:value-type="string" office:string-value="&amp; $0.029^{***}(0.0015)$" calcext:value-type="string">
            <text:p>&amp; $0.029^{***}(0.0015)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ef</text:p>
          </table:table-cell>
          <table:table-cell table:formula="of:=[.$K$2]/[.G2]" office:value-type="float" office:value="31.5604719764012" calcext:value-type="float">
            <text:p>31.5604719764012</text:p>
          </table:table-cell>
          <table:table-cell table:formula="of:=[.$K$2]/[.H2]" office:value-type="float" office:value="18.6719022687609" calcext:value-type="float">
            <text:p>18.6719022687609</text:p>
          </table:table-cell>
          <table:table-cell table:formula="of:=[.$K$2]/[.I2]" office:value-type="float" office:value="23.4627192982456" calcext:value-type="float">
            <text:p>23.4627192982456</text:p>
          </table:table-cell>
          <table:table-cell table:formula="of:=[.$K$2]/[.J2]" office:value-type="float" office:value="27.934725848564" calcext:value-type="float">
            <text:p>27.93472584856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$\gamma$</text:p>
          </table:table-cell>
          <table:table-cell table:formula="of:=&quot;&amp; $&quot;&amp;ROUND([.G10];2)&amp;&quot;^{&quot;&amp;[.K4]&amp;&quot;}&quot;&amp;&quot;(&quot;&amp;ROUND([.G11];3)&amp;&quot;)$&quot;" office:value-type="string" office:string-value="&amp; $0.31^{***}(0.046)$" calcext:value-type="string">
            <text:p>&amp; $0.31^{***}(0.046)$</text:p>
          </table:table-cell>
          <table:table-cell table:formula="of:=&quot;&amp; $&quot;&amp;ROUND([.H10];2)&amp;&quot;^{&quot;&amp;[.L4]&amp;&quot;}&quot;&amp;&quot;(&quot;&amp;ROUND([.H11];3)&amp;&quot;)$&quot;" office:value-type="string" office:string-value="&amp; $0.6^{***}(0.088)$" calcext:value-type="string">
            <text:p>&amp; $0.6^{***}(0.088)$</text:p>
          </table:table-cell>
          <table:table-cell table:formula="of:=&quot;&amp; $&quot;&amp;ROUND([.I10];2)&amp;&quot;^{&quot;&amp;[.M4]&amp;&quot;}&quot;&amp;&quot;(&quot;&amp;ROUND([.I11];3)&amp;&quot;)$&quot;" office:value-type="string" office:string-value="&amp; $0.87^{**}(0.343)$" calcext:value-type="string">
            <text:p>&amp; $0.87^{**}(0.343)$</text:p>
          </table:table-cell>
          <table:table-cell table:formula="of:=&quot;&amp; $&quot;&amp;ROUND([.J10];2)&amp;&quot;^{&quot;&amp;[.N4]&amp;&quot;}&quot;&amp;&quot;(&quot;&amp;ROUND([.J11];3)&amp;&quot;)$&quot;" office:value-type="string" office:string-value="&amp; $1^{***}(0.174)$" calcext:value-type="string">
            <text:p>&amp; $1^{***}(0.174)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amma1</text:p>
          </table:table-cell>
          <table:table-cell office:value-type="float" office:value="0.3088193" calcext:value-type="float">
            <text:p>0.3088193</text:p>
          </table:table-cell>
          <table:table-cell/>
          <table:table-cell office:value-type="string" calcext:value-type="string">
            <text:p>gamma1std</text:p>
          </table:table-cell>
          <table:table-cell office:value-type="float" office:value="0.045813918" calcext:value-type="float">
            <text:p>0.045813918</text:p>
          </table:table-cell>
          <table:table-cell table:number-columns-repeated="7"/>
          <table:table-cell office:value-type="string" calcext:value-type="string">
            <text:p>*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$\delta$</text:p>
          </table:table-cell>
          <table:table-cell table:number-columns-repeated="2" office:value-type="string" calcext:value-type="string">
            <text:p>&amp;</text:p>
          </table:table-cell>
          <table:table-cell table:formula="of:=&quot;&amp; $&quot;&amp;ROUND([.I13];2)&amp;&quot;^{&quot;&amp;[.M5]&amp;&quot;}&quot;&amp;&quot;(&quot;&amp;ROUND([.I14];3)&amp;&quot;)$&quot;" office:value-type="string" office:string-value="&amp; $-0.72^{*}(0.354)$" calcext:value-type="string">
            <text:p>&amp; $-0.72^{*}(0.354)$</text:p>
          </table:table-cell>
          <table:table-cell table:formula="of:=&quot;&amp; $&quot;&amp;ROUND([.J13];2)&amp;&quot;^{&quot;&amp;[.N5]&amp;&quot;}&quot;&amp;&quot;(&quot;&amp;ROUND([.J14];3)&amp;&quot;)$&quot;" office:value-type="string" office:string-value="&amp; $-0.64^{***}(0.187)$" calcext:value-type="string">
            <text:p>&amp; $-0.64^{***}(0.187)$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$b$</text:p>
          </table:table-cell>
          <table:table-cell table:formula="of:=&quot;&amp; $&quot;&amp;ROUND([.G16];2)&amp;&quot;^{&quot;&amp;[.K3]&amp;&quot;}&quot;&amp;&quot;(&quot;&amp;ROUND([.G17];3)&amp;&quot;)$&quot;" office:value-type="string" office:string-value="&amp; $0.43^{***}(0.045)$" calcext:value-type="string">
            <text:p>&amp; $0.43^{***}(0.045)$</text:p>
          </table:table-cell>
          <table:table-cell table:formula="of:=&quot;&amp; $&quot;&amp;ROUND([.H16];2)&amp;&quot;^{&quot;&amp;[.L3]&amp;&quot;}&quot;&amp;&quot;(&quot;&amp;ROUND([.H17];3)&amp;&quot;)$&quot;" office:value-type="string" office:string-value="&amp; $0.51^{***}(0.041)$" calcext:value-type="string">
            <text:p>&amp; $0.51^{***}(0.041)$</text:p>
          </table:table-cell>
          <table:table-cell table:formula="of:=&quot;&amp; $&quot;&amp;ROUND([.I16];2)&amp;&quot;^{&quot;&amp;[.M3]&amp;&quot;}&quot;&amp;&quot;(&quot;&amp;ROUND([.I17];3)&amp;&quot;)$&quot;" office:value-type="string" office:string-value="&amp; $0.77^{***}(0.036)$" calcext:value-type="string">
            <text:p>&amp; $0.77^{***}(0.036)$</text:p>
          </table:table-cell>
          <table:table-cell table:formula="of:=&quot;&amp; $&quot;&amp;ROUND([.J16];2)&amp;&quot;^{&quot;&amp;[.N3]&amp;&quot;}&quot;&amp;&quot;(&quot;&amp;ROUND([.J17];3)&amp;&quot;)$&quot;" office:value-type="string" office:string-value="&amp; $0.82^{***}(0.043)$" calcext:value-type="string">
            <text:p>&amp; $0.82^{***}(0.043)$</text:p>
          </table:table-cell>
          <table:table-cell/>
        </table:table-row>
        <table:table-row table:style-name="ro1">
          <table:table-cell office:value-type="string" calcext:value-type="string">
            <text:p>beta2</text:p>
          </table:table-cell>
          <table:table-cell office:value-type="float" office:value="0.02729623" calcext:value-type="float">
            <text:p>0.02729623</text:p>
          </table:table-cell>
          <table:table-cell/>
          <table:table-cell office:value-type="string" calcext:value-type="string">
            <text:p>beta2std</text:p>
          </table:table-cell>
          <table:table-cell office:value-type="float" office:value="0.0021999745" calcext:value-type="float">
            <text:p>0.0021999745</text:p>
          </table:table-cell>
          <table:table-cell office:value-type="string" calcext:value-type="string">
            <text:p>betastdev</text:p>
          </table:table-cell>
          <table:table-cell table:formula="of:=[.E3]" office:value-type="float" office:value="0.0014335747" calcext:value-type="float">
            <text:p>0.0014335747</text:p>
          </table:table-cell>
          <table:table-cell table:formula="of:=[.E7]" office:value-type="float" office:value="0.0021999745" calcext:value-type="float">
            <text:p>0.0021999745</text:p>
          </table:table-cell>
          <table:table-cell table:formula="of:=[.E11]" office:value-type="float" office:value="0.0015207256" calcext:value-type="float">
            <text:p>0.0015207256</text:p>
          </table:table-cell>
          <table:table-cell table:formula="of:=[.E17]" office:value-type="float" office:value="0.0015365813" calcext:value-type="float">
            <text:p>0.0015365813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amma2</text:p>
          </table:table-cell>
          <table:table-cell office:value-type="float" office:value="0.60445429" calcext:value-type="float">
            <text:p>0.60445429</text:p>
          </table:table-cell>
          <table:table-cell/>
          <table:table-cell office:value-type="string" calcext:value-type="string">
            <text:p>gamma2std</text:p>
          </table:table-cell>
          <table:table-cell office:value-type="float" office:value="0.088118878" calcext:value-type="float">
            <text:p>0.08811887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gamma</text:p>
          </table:table-cell>
          <table:table-cell table:formula="of:=[.B5]" office:value-type="float" office:value="0.3088193" calcext:value-type="float">
            <text:p>0.3088193</text:p>
          </table:table-cell>
          <table:table-cell table:formula="of:=[.B9]" office:value-type="float" office:value="0.60445429" calcext:value-type="float">
            <text:p>0.60445429</text:p>
          </table:table-cell>
          <table:table-cell table:formula="of:=[.B13]" office:value-type="float" office:value="0.86749752" calcext:value-type="float">
            <text:p>0.86749752</text:p>
          </table:table-cell>
          <table:table-cell table:formula="of:=[.B19]" office:value-type="float" office:value="1.0041489" calcext:value-type="float">
            <text:p>1.00414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a3</text:p>
          </table:table-cell>
          <table:table-cell office:value-type="float" office:value="0.032971537" calcext:value-type="float">
            <text:p>0.032971537</text:p>
          </table:table-cell>
          <table:table-cell/>
          <table:table-cell office:value-type="string" calcext:value-type="string">
            <text:p>beta3std</text:p>
          </table:table-cell>
          <table:table-cell office:value-type="float" office:value="0.0015207256" calcext:value-type="float">
            <text:p>0.0015207256</text:p>
          </table:table-cell>
          <table:table-cell office:value-type="string" calcext:value-type="string">
            <text:p>stdev</text:p>
          </table:table-cell>
          <table:table-cell table:formula="of:=[.E5]" office:value-type="float" office:value="0.045813918" calcext:value-type="float">
            <text:p>0.045813918</text:p>
          </table:table-cell>
          <table:table-cell table:formula="of:=[.E9]" office:value-type="float" office:value="0.088118878" calcext:value-type="float">
            <text:p>0.088118878</text:p>
          </table:table-cell>
          <table:table-cell table:formula="of:=[.E13]" office:value-type="float" office:value="0.34273611" calcext:value-type="float">
            <text:p>0.34273611</text:p>
          </table:table-cell>
          <table:table-cell table:formula="of:=[.E19]" office:value-type="float" office:value="0.17389651" calcext:value-type="float">
            <text:p>0.17389651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amma3</text:p>
          </table:table-cell>
          <table:table-cell office:value-type="float" office:value="0.86749752" calcext:value-type="float">
            <text:p>0.86749752</text:p>
          </table:table-cell>
          <table:table-cell/>
          <table:table-cell office:value-type="string" calcext:value-type="string">
            <text:p>gamma3std</text:p>
          </table:table-cell>
          <table:table-cell office:value-type="float" office:value="0.34273611" calcext:value-type="float">
            <text:p>0.34273611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formula="of:=[.B15]" office:value-type="float" office:value="-0.7199202" calcext:value-type="float">
            <text:p>-0.7199202</text:p>
          </table:table-cell>
          <table:table-cell table:formula="of:=[.B21]" office:value-type="float" office:value="-0.63924398" calcext:value-type="float">
            <text:p>-0.63924398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[.E15]" office:value-type="float" office:value="0.35372553" calcext:value-type="float">
            <text:p>0.35372553</text:p>
          </table:table-cell>
          <table:table-cell table:formula="of:=[.E21]" office:value-type="float" office:value="0.18726076" calcext:value-type="float">
            <text:p>0.187260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lta3</text:p>
          </table:table-cell>
          <table:table-cell office:value-type="float" office:value="-0.7199202" calcext:value-type="float">
            <text:p>-0.7199202</text:p>
          </table:table-cell>
          <table:table-cell/>
          <table:table-cell office:value-type="string" calcext:value-type="string">
            <text:p>delta3std</text:p>
          </table:table-cell>
          <table:table-cell office:value-type="float" office:value="0.35372553" calcext:value-type="float">
            <text:p>0.3537255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formula="of:=[.G3]*[.G4]" office:value-type="float" office:value="0.431179262823009" calcext:value-type="float">
            <text:p>0.431179262823009</text:p>
          </table:table-cell>
          <table:table-cell table:formula="of:=[.H3]*[.H4]" office:value-type="float" office:value="0.50967253886562" calcext:value-type="float">
            <text:p>0.50967253886562</text:p>
          </table:table-cell>
          <table:table-cell table:formula="of:=[.I3]*[.I4]" office:value-type="float" office:value="0.773601917462719" calcext:value-type="float">
            <text:p>0.773601917462719</text:p>
          </table:table-cell>
          <table:table-cell table:formula="of:=[.J3]*[.J4]" office:value-type="float" office:value="0.823875656958225" calcext:value-type="float">
            <text:p>0.823875656958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a4</text:p>
          </table:table-cell>
          <table:table-cell office:value-type="float" office:value="0.029492885" calcext:value-type="float">
            <text:p>0.029492885</text:p>
          </table:table-cell>
          <table:table-cell/>
          <table:table-cell office:value-type="string" calcext:value-type="string">
            <text:p>beta4std</text:p>
          </table:table-cell>
          <table:table-cell office:value-type="float" office:value="0.0015365813" calcext:value-type="float">
            <text:p>0.0015365813</text:p>
          </table:table-cell>
          <table:table-cell office:value-type="string" calcext:value-type="string">
            <text:p>bstdev</text:p>
          </table:table-cell>
          <table:table-cell table:formula="of:=[.G7]*[.G4]" office:value-type="float" office:value="0.0452442941454277" calcext:value-type="float">
            <text:p>0.045244294145428</text:p>
          </table:table-cell>
          <table:table-cell table:formula="of:=[.H7]*[.H4]" office:value-type="float" office:value="0.0410777088577661" calcext:value-type="float">
            <text:p>0.041077708857766</text:p>
          </table:table-cell>
          <table:table-cell table:formula="of:=[.I7]*[.I4]" office:value-type="float" office:value="0.0356803578824561" calcext:value-type="float">
            <text:p>0.035680357882456</text:p>
          </table:table-cell>
          <table:table-cell table:formula="of:=[.J7]*[.J4]" office:value-type="float" office:value="0.04292397735953" calcext:value-type="float">
            <text:p>0.04292397735953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amma4</text:p>
          </table:table-cell>
          <table:table-cell office:value-type="float" office:value="1.0041489" calcext:value-type="float">
            <text:p>1.0041489</text:p>
          </table:table-cell>
          <table:table-cell/>
          <table:table-cell office:value-type="string" calcext:value-type="string">
            <text:p>gamma4std</text:p>
          </table:table-cell>
          <table:table-cell office:value-type="float" office:value="0.17389651" calcext:value-type="float">
            <text:p>0.17389651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elta4</text:p>
          </table:table-cell>
          <table:table-cell office:value-type="float" office:value="-0.63924398" calcext:value-type="float">
            <text:p>-0.63924398</text:p>
          </table:table-cell>
          <table:table-cell/>
          <table:table-cell office:value-type="string" calcext:value-type="string">
            <text:p>delta4std</text:p>
          </table:table-cell>
          <table:table-cell office:value-type="float" office:value="0.18726076" calcext:value-type="float">
            <text:p>0.18726076</text:p>
          </table:table-cell>
          <table:table-cell table:number-columns-repeated="1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ubeta1</text:p>
          </table:table-cell>
          <table:table-cell office:value-type="float" office:value="0.013662003" calcext:value-type="float">
            <text:p>0.013662003</text:p>
          </table:table-cell>
          <table:table-cell/>
          <table:table-cell office:value-type="string" calcext:value-type="string">
            <text:p>ubeta1std</text:p>
          </table:table-cell>
          <table:table-cell office:value-type="float" office:value="0.0014335747" calcext:value-type="float">
            <text:p>0.0014335747</text:p>
          </table:table-cell>
          <table:table-cell office:value-type="string" calcext:value-type="string">
            <text:p>beta</text:p>
          </table:table-cell>
          <table:table-cell table:formula="of:=[.B26]" office:value-type="float" office:value="0.013662003" calcext:value-type="float">
            <text:p>0.013662003</text:p>
          </table:table-cell>
          <table:table-cell table:formula="of:=[.B30]" office:value-type="float" office:value="0.027531825" calcext:value-type="float">
            <text:p>0.027531825</text:p>
          </table:table-cell>
          <table:table-cell table:formula="of:=[.B34]" office:value-type="float" office:value="0.033103944" calcext:value-type="float">
            <text:p>0.033103944</text:p>
          </table:table-cell>
          <table:table-cell table:formula="of:=[.B38]" office:value-type="float" office:value="0.029581559" calcext:value-type="float">
            <text:p>0.029581559</text:p>
          </table:table-cell>
          <table:table-cell table:number-columns-repeated="4" office:value-type="string" calcext:value-type="string">
            <text:p>***</text:p>
          </table:table-cell>
          <table:table-cell office:value-type="string" calcext:value-type="string">
            <text:p>$\beta$</text:p>
          </table:table-cell>
          <table:table-cell table:formula="of:=&quot;&amp; $&quot;&amp;ROUND([.G26];3)&amp;&quot;^{&quot;&amp;[.K26]&amp;&quot;}&quot;&amp;&quot;(&quot;&amp;ROUND([.G30];4)&amp;&quot;)$&quot;" office:value-type="string" office:string-value="&amp; $0.014^{***}(0.0014)$" calcext:value-type="string">
            <text:p>&amp; $0.014^{***}(0.0014)$</text:p>
          </table:table-cell>
          <table:table-cell table:formula="of:=&quot;&amp; $&quot;&amp;ROUND([.H26];3)&amp;&quot;^{&quot;&amp;[.L26]&amp;&quot;}&quot;&amp;&quot;(&quot;&amp;ROUND([.H30];4)&amp;&quot;)$&quot;" office:value-type="string" office:string-value="&amp; $0.028^{***}(0.0021)$" calcext:value-type="string">
            <text:p>&amp; $0.028^{***}(0.0021)$</text:p>
          </table:table-cell>
          <table:table-cell table:formula="of:=&quot;&amp; $&quot;&amp;ROUND([.I26];3)&amp;&quot;^{&quot;&amp;[.M26]&amp;&quot;}&quot;&amp;&quot;(&quot;&amp;ROUND([.I30];4)&amp;&quot;)$&quot;" office:value-type="string" office:string-value="&amp; $0.033^{***}(0.0016)$" calcext:value-type="string">
            <text:p>&amp; $0.033^{***}(0.0016)$</text:p>
          </table:table-cell>
          <table:table-cell table:formula="of:=&quot;&amp; $&quot;&amp;ROUND([.J26];3)&amp;&quot;^{&quot;&amp;[.N26]&amp;&quot;}&quot;&amp;&quot;(&quot;&amp;ROUND([.J30];4)&amp;&quot;)$&quot;" office:value-type="string" office:string-value="&amp; $0.03^{***}(0.0014)$" calcext:value-type="string">
            <text:p>&amp; $0.03^{***}(0.0014)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ef</text:p>
          </table:table-cell>
          <table:table-cell table:formula="of:=[.$K$2]/[.G2]" office:value-type="float" office:value="31.5604719764012" calcext:value-type="float">
            <text:p>31.5604719764012</text:p>
          </table:table-cell>
          <table:table-cell table:formula="of:=[.$K$2]/[.H2]" office:value-type="float" office:value="18.6719022687609" calcext:value-type="float">
            <text:p>18.6719022687609</text:p>
          </table:table-cell>
          <table:table-cell table:formula="of:=[.$K$2]/[.I2]" office:value-type="float" office:value="23.4627192982456" calcext:value-type="float">
            <text:p>23.4627192982456</text:p>
          </table:table-cell>
          <table:table-cell table:formula="of:=[.$K$2]/[.J2]" office:value-type="float" office:value="27.934725848564" calcext:value-type="float">
            <text:p>27.934725848564</text:p>
          </table:table-cell>
          <table:table-cell table:number-columns-repeated="2" office:value-type="string" calcext:value-type="string">
            <text:p>**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$\gamma$</text:p>
          </table:table-cell>
          <table:table-cell table:formula="of:=&quot;&amp; $&quot;&amp;ROUND([.G33];2)&amp;&quot;^{&quot;&amp;[.K27]&amp;&quot;}&quot;&amp;&quot;(&quot;&amp;ROUND([.G34];3)&amp;&quot;)$&quot;" office:value-type="string" office:string-value="&amp; $0.31^{***}(0.046)$" calcext:value-type="string">
            <text:p>&amp; $0.31^{***}(0.046)$</text:p>
          </table:table-cell>
          <table:table-cell table:formula="of:=&quot;&amp; $&quot;&amp;ROUND([.H33];2)&amp;&quot;^{&quot;&amp;[.L27]&amp;&quot;}&quot;&amp;&quot;(&quot;&amp;ROUND([.H34];3)&amp;&quot;)$&quot;" office:value-type="string" office:string-value="&amp; $0.7^{***}(0.092)$" calcext:value-type="string">
            <text:p>&amp; $0.7^{***}(0.092)$</text:p>
          </table:table-cell>
          <table:table-cell table:formula="of:=&quot;&amp; $&quot;&amp;ROUND([.I33];2)&amp;&quot;^{&quot;&amp;[.M27]&amp;&quot;}&quot;&amp;&quot;(&quot;&amp;ROUND([.I34];3)&amp;&quot;)$&quot;" office:value-type="string" office:string-value="&amp; $0.25^{**}(0.118)$" calcext:value-type="string">
            <text:p>&amp; $0.25^{**}(0.118)$</text:p>
          </table:table-cell>
          <table:table-cell table:formula="of:=&quot;&amp; $&quot;&amp;ROUND([.J33];2)&amp;&quot;^{&quot;&amp;[.N27]&amp;&quot;}&quot;&amp;&quot;(&quot;&amp;ROUND([.J34];3)&amp;&quot;)$&quot;" office:value-type="string" office:string-value="&amp; $0.5^{***}(0.07)$" calcext:value-type="string">
            <text:p>&amp; $0.5^{***}(0.07)$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ugamma1</text:p>
          </table:table-cell>
          <table:table-cell office:value-type="float" office:value="0.3088193" calcext:value-type="float">
            <text:p>0.3088193</text:p>
          </table:table-cell>
          <table:table-cell/>
          <table:table-cell office:value-type="string" calcext:value-type="string">
            <text:p>ugamma1std</text:p>
          </table:table-cell>
          <table:table-cell office:value-type="float" office:value="0.045813918" calcext:value-type="float">
            <text:p>0.045813918</text:p>
          </table:table-cell>
          <table:table-cell table:number-columns-repeated="9"/>
          <table:table-cell office:value-type="string" calcext:value-type="string">
            <text:p>$b$</text:p>
          </table:table-cell>
          <table:table-cell table:formula="of:=&quot;&amp; $&quot;&amp;ROUND([.G39];2)&amp;&quot;^{&quot;&amp;[.K26]&amp;&quot;}&quot;&amp;&quot;(&quot;&amp;ROUND([.G40];3)&amp;&quot;)$&quot;" office:value-type="string" office:string-value="&amp; $0.43^{***}(0.045)$" calcext:value-type="string">
            <text:p>&amp; $0.43^{***}(0.045)$</text:p>
          </table:table-cell>
          <table:table-cell table:formula="of:=&quot;&amp; $&quot;&amp;ROUND([.H39];2)&amp;&quot;^{&quot;&amp;[.L26]&amp;&quot;}&quot;&amp;&quot;(&quot;&amp;ROUND([.H40];3)&amp;&quot;)$&quot;" office:value-type="string" office:string-value="&amp; $0.51^{***}(0.04)$" calcext:value-type="string">
            <text:p>&amp; $0.51^{***}(0.04)$</text:p>
          </table:table-cell>
          <table:table-cell table:formula="of:=&quot;&amp; $&quot;&amp;ROUND([.I39];2)&amp;&quot;^{&quot;&amp;[.M26]&amp;&quot;}&quot;&amp;&quot;(&quot;&amp;ROUND([.I40];3)&amp;&quot;)$&quot;" office:value-type="string" office:string-value="&amp; $0.78^{***}(0.037)$" calcext:value-type="string">
            <text:p>&amp; $0.78^{***}(0.037)$</text:p>
          </table:table-cell>
          <table:table-cell table:formula="of:=&quot;&amp; $&quot;&amp;ROUND([.J39];2)&amp;&quot;^{&quot;&amp;[.N26]&amp;&quot;}&quot;&amp;&quot;(&quot;&amp;ROUND([.J40];3)&amp;&quot;)$&quot;" office:value-type="string" office:string-value="&amp; $0.83^{***}(0.04)$" calcext:value-type="string">
            <text:p>&amp; $0.83^{***}(0.04)$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ubeta2</text:p>
          </table:table-cell>
          <table:table-cell office:value-type="float" office:value="0.027531825" calcext:value-type="float">
            <text:p>0.027531825</text:p>
          </table:table-cell>
          <table:table-cell/>
          <table:table-cell office:value-type="string" calcext:value-type="string">
            <text:p>ubeta2std</text:p>
          </table:table-cell>
          <table:table-cell office:value-type="float" office:value="0.0021457483" calcext:value-type="float">
            <text:p>0.0021457483</text:p>
          </table:table-cell>
          <table:table-cell office:value-type="string" calcext:value-type="string">
            <text:p>betastdev</text:p>
          </table:table-cell>
          <table:table-cell table:formula="of:=[.E26]" office:value-type="float" office:value="0.0014335747" calcext:value-type="float">
            <text:p>0.0014335747</text:p>
          </table:table-cell>
          <table:table-cell table:formula="of:=[.E30]" office:value-type="float" office:value="0.0021457483" calcext:value-type="float">
            <text:p>0.0021457483</text:p>
          </table:table-cell>
          <table:table-cell table:formula="of:=[.E34]" office:value-type="float" office:value="0.0015860564" calcext:value-type="float">
            <text:p>0.0015860564</text:p>
          </table:table-cell>
          <table:table-cell table:formula="of:=[.E38]" office:value-type="float" office:value="0.0014192375" calcext:value-type="float">
            <text:p>0.0014192375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ugamma2</text:p>
          </table:table-cell>
          <table:table-cell office:value-type="float" office:value="0.69864281" calcext:value-type="float">
            <text:p>0.69864281</text:p>
          </table:table-cell>
          <table:table-cell/>
          <table:table-cell office:value-type="string" calcext:value-type="string">
            <text:p>ugamma2std</text:p>
          </table:table-cell>
          <table:table-cell office:value-type="float" office:value="0.092259024" calcext:value-type="float">
            <text:p>0.092259024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gamma</text:p>
          </table:table-cell>
          <table:table-cell table:formula="of:=[.B28]" office:value-type="float" office:value="0.3088193" calcext:value-type="float">
            <text:p>0.3088193</text:p>
          </table:table-cell>
          <table:table-cell table:formula="of:=[.B32]" office:value-type="float" office:value="0.69864281" calcext:value-type="float">
            <text:p>0.69864281</text:p>
          </table:table-cell>
          <table:table-cell table:formula="of:=[.B36]" office:value-type="float" office:value="0.25338785" calcext:value-type="float">
            <text:p>0.25338785</text:p>
          </table:table-cell>
          <table:table-cell table:formula="of:=[.B40]" office:value-type="float" office:value="0.50213382" calcext:value-type="float">
            <text:p>0.502133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beta3</text:p>
          </table:table-cell>
          <table:table-cell office:value-type="float" office:value="0.033103944" calcext:value-type="float">
            <text:p>0.033103944</text:p>
          </table:table-cell>
          <table:table-cell/>
          <table:table-cell office:value-type="string" calcext:value-type="string">
            <text:p>ubeta3std</text:p>
          </table:table-cell>
          <table:table-cell office:value-type="float" office:value="0.0015860564" calcext:value-type="float">
            <text:p>0.0015860564</text:p>
          </table:table-cell>
          <table:table-cell office:value-type="string" calcext:value-type="string">
            <text:p>stdev</text:p>
          </table:table-cell>
          <table:table-cell table:formula="of:=[.E28]" office:value-type="float" office:value="0.045813918" calcext:value-type="float">
            <text:p>0.045813918</text:p>
          </table:table-cell>
          <table:table-cell table:formula="of:=[.E32]" office:value-type="float" office:value="0.092259024" calcext:value-type="float">
            <text:p>0.092259024</text:p>
          </table:table-cell>
          <table:table-cell table:formula="of:=[.E36]" office:value-type="float" office:value="0.11779266" calcext:value-type="float">
            <text:p>0.11779266</text:p>
          </table:table-cell>
          <table:table-cell table:formula="of:=[.E40]" office:value-type="float" office:value="0.070427978" calcext:value-type="float">
            <text:p>0.070427978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ugamma3</text:p>
          </table:table-cell>
          <table:table-cell office:value-type="float" office:value="0.25338785" calcext:value-type="float">
            <text:p>0.25338785</text:p>
          </table:table-cell>
          <table:table-cell/>
          <table:table-cell office:value-type="string" calcext:value-type="string">
            <text:p>ugamma3std</text:p>
          </table:table-cell>
          <table:table-cell office:value-type="float" office:value="0.11779266" calcext:value-type="float">
            <text:p>0.11779266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ubeta4</text:p>
          </table:table-cell>
          <table:table-cell office:value-type="float" office:value="0.029581559" calcext:value-type="float">
            <text:p>0.029581559</text:p>
          </table:table-cell>
          <table:table-cell/>
          <table:table-cell office:value-type="string" calcext:value-type="string">
            <text:p>ubeta4std</text:p>
          </table:table-cell>
          <table:table-cell office:value-type="float" office:value="0.0014192375" calcext:value-type="float">
            <text:p>0.0014192375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formula="of:=[.G26]*[.G27]" office:value-type="float" office:value="0.431179262823009" calcext:value-type="float">
            <text:p>0.431179262823009</text:p>
          </table:table-cell>
          <table:table-cell table:formula="of:=[.H26]*[.H27]" office:value-type="float" office:value="0.514071545680628" calcext:value-type="float">
            <text:p>0.514071545680628</text:p>
          </table:table-cell>
          <table:table-cell table:formula="of:=[.I26]*[.I27]" office:value-type="float" office:value="0.776708545736842" calcext:value-type="float">
            <text:p>0.776708545736842</text:p>
          </table:table-cell>
          <table:table-cell table:formula="of:=[.J26]*[.J27]" office:value-type="float" office:value="0.82635274083812" calcext:value-type="float">
            <text:p>0.826352740838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gamma4</text:p>
          </table:table-cell>
          <table:table-cell office:value-type="float" office:value="0.50213382" calcext:value-type="float">
            <text:p>0.50213382</text:p>
          </table:table-cell>
          <table:table-cell/>
          <table:table-cell office:value-type="string" calcext:value-type="string">
            <text:p>ugamma4std</text:p>
          </table:table-cell>
          <table:table-cell office:value-type="float" office:value="0.070427978" calcext:value-type="float">
            <text:p>0.070427978</text:p>
          </table:table-cell>
          <table:table-cell office:value-type="string" calcext:value-type="string">
            <text:p>bstdev</text:p>
          </table:table-cell>
          <table:table-cell table:formula="of:=[.G30]*[.G27]" office:value-type="float" office:value="0.0452442941454277" calcext:value-type="float">
            <text:p>0.045244294145428</text:p>
          </table:table-cell>
          <table:table-cell table:formula="of:=[.H30]*[.H27]" office:value-type="float" office:value="0.0400652025509599" calcext:value-type="float">
            <text:p>0.04006520255096</text:p>
          </table:table-cell>
          <table:table-cell table:formula="of:=[.I30]*[.I27]" office:value-type="float" office:value="0.037213196104386" calcext:value-type="float">
            <text:p>0.037213196104386</text:p>
          </table:table-cell>
          <table:table-cell table:formula="of:=[.J30]*[.J27]" office:value-type="float" office:value="0.0396460104765013" calcext:value-type="float">
            <text:p>0.0396460104765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4:20:23.521069711</meta:creation-date>
    <meta:generator>LibreOffice/6.4.7.2$Linux_X86_64 LibreOffice_project/40$Build-2</meta:generator>
    <dc:date>2021-05-05T20:46:06.688080394</dc:date>
    <meta:editing-duration>PT4H20M35S</meta:editing-duration>
    <meta:editing-cycles>3</meta:editing-cycles>
    <meta:document-statistic meta:table-count="1" meta:cell-count="210" meta:object-count="0"/>
  </office:meta>
</office:document-meta>
</file>